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800000" fo:font-size="10.5pt" fo:font-style="italic" fo:font-weight="bold" style:font-size-asian="10.5pt" style:font-style-asian="italic" style:font-weight-asian="bold" style:font-size-complex="10.5pt" style:font-style-complex="italic" style:font-weight-complex="bold"/>
    </style:style>
    <style:style style:name="P3" style:family="paragraph" style:parent-style-name="Standard">
      <style:text-properties fo:color="#800000" fo:font-style="italic" fo:font-weight="bold" style:font-style-asian="italic" style:font-weight-asian="bold" style:font-style-complex="italic" style:font-weight-complex="bold"/>
    </style:style>
    <style:style style:name="P4" style:family="paragraph" style:parent-style-name="Standard">
      <style:text-properties fo:font-size="11pt" style:font-size-asian="11pt" style:font-size-complex="11pt"/>
    </style:style>
    <style:style style:name="P5" style:family="paragraph" style:parent-style-name="Standard">
      <style:text-properties fo:color="#0000ff" fo:font-style="italic" fo:font-weight="bold" style:font-style-asian="italic" style:font-weight-asian="bold" style:font-style-complex="italic" style:font-weight-complex="bold"/>
    </style:style>
    <style:style style:name="P6" style:family="paragraph" style:parent-style-name="Standard">
      <style:text-properties fo:color="#6666ff"/>
    </style:style>
    <style:style style:name="T1" style:family="text">
      <style:text-properties fo:font-weight="bold" style:font-weight-asian="bold" style:font-weight-complex="bold"/>
    </style:style>
    <style:style style:name="T2" style:family="text">
      <style:text-properties fo:color="#800000" fo:font-size="10.5pt" fo:font-style="italic" fo:font-weight="bold" style:font-size-asian="10.5pt" style:font-style-asian="italic" style:font-weight-asian="bold" style:font-size-complex="10.5pt" style:font-style-complex="italic" style:font-weight-complex="bold"/>
    </style:style>
    <style:style style:name="T3" style:family="text">
      <style:text-properties fo:color="#800000" fo:font-size="11pt" fo:font-style="italic" fo:font-weight="bold" style:font-size-asian="11pt" style:font-style-asian="italic" style:font-weight-asian="bold" style:font-size-complex="11pt" style:font-style-complex="italic" style:font-weight-complex="bold"/>
    </style:style>
    <style:style style:name="T4" style:family="text">
      <style:text-properties fo:color="#0000ff" fo:font-size="10.5pt" fo:font-style="italic" fo:font-weight="bold" style:font-size-asian="10.5pt" style:font-style-asian="italic" style:font-weight-asian="bold" style:font-size-complex="10.5pt" style:font-style-complex="italic" style:font-weight-complex="bold"/>
    </style:style>
    <style:style style:name="T5" style:family="text">
      <style:text-properties fo:color="#0000ff" fo:font-style="italic" fo:font-weight="bold" style:font-style-asian="italic" style:font-weight-asian="bold" style:font-style-complex="italic" style:font-weight-complex="bold"/>
    </style:style>
    <style:style style:name="T6" style:family="text">
      <style:text-properties fo:color="#6666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Ideas for re-shaping quadratic generation app, after initially using three functions to generate a coefficient for each power of 'x'. Now trying to use just one function. </text:p>
      <text:p text:style-name="Standard"/>
      <text:p text:style-name="Standard"/>
      <text:p text:style-name="P1">JUST ONE FUNCTION </text:p>
      <text:p text:style-name="Standard">just noticed that, inside the three functions, you generate the 'coefficients' of x^2, x and C. But, really you can just define the variable for the coefficient 'outside' of the functions, and generate all 3 coefficients inside the one function. Then you can assign each of the three coefficients to a unique power of 'x'. and pass each to the element whose id is associated with the specified power of 'x'.</text:p>
      <text:p text:style-name="Standard"/>
      <text:p text:style-name="Standard">So since you've already defined the elements for coefficients a, b and c, you could, inside the function do, let coefficientA = (Math.floor(Math.random()*99 +1) and then use text coeffAaEl.textContent = coefficientA, and xSquaredEl.textContent = coefficientA; this will drop the coefficient of x^2 as 'a', and then drop that into the 'a=' field at the same time. <text:s/>Repeat with 'b' and 'c', all inside the same function and you're done.</text:p>
      <text:p text:style-name="Standard"/>
      <text:p text:style-name="Standard">So this only requires one generate button which initializes the function. </text:p>
      <text:p text:style-name="Standard"/>
      <text:p text:style-name="Standard">you could generate the solutions inside that same function but, avoiding 'let' and 'var' would allow the result to be avialable 'outside' of the function. And then you could just use a generate solutions button to 'reveal' the the answer. Will have to test that this actually works. </text:p>
      <text:p text:style-name="P1">DONE</text:p>
      <text:p text:style-name="Standard"/>
      <text:p text:style-name="Standard"/>
      <text:p text:style-name="P1">TWO TYPES OF FUNCTION. </text:p>
      <text:p text:style-name="Standard">You can have two generation buttons; one to give only equations that yield solutions, </text:p>
      <text:p text:style-name="Standard">and another that includes equations having no solutions. </text:p>
      <text:p text:style-name="Standard">First use the function if discEl &lt;0 {genCoef()} <text:s/>for the function with solutions</text:p>
      <text:p text:style-name="Standard">and just genCoef() for the other. </text:p>
      <text:p text:style-name="Standard">--- the second one will run the function as normal, and the first one will run the function until <text:s/>you return discEl &gt;= 0; </text:p>
      <text:p text:style-name="Standard"/>
      <text:p text:style-name="Standard"/>
      <text:p text:style-name="Standard"/>
      <text:p text:style-name="P1"><text:s/>POLARITY</text:p>
      <text:p text:style-name="Standard">Then there's the issue of polarity. </text:p>
      <text:p text:style-name="Standard">We want to generate either a negative or a positive in the spaces 'between' the powers of <text:s/>'x' and their coefficients so you need to know how to generate a '+' or a '-'. </text:p>
      <text:p text:style-name="Standard">I think that might be easy, because you could just use the already created generation functions which puts out numbers from 1-100, and then stipulate that if the number generated is &lt;= 50 then the text content for the polarity element is '-', and if the generated number is &gt; 50, then the text content for the polarity is '+'. <text:s/></text:p>
      <text:p text:style-name="Standard">There might actually be a thing for that, but it's fun to do it just for logical reasoning. </text:p>
      <text:p text:style-name="Standard"/>
      <text:p text:style-name="Standard"/>
      <text:p text:style-name="P1">SOLVING FOR 'X'. </text:p>
      <text:p text:style-name="Standard"/>
      <text:p text:style-name="Standard">Ok... just couldn't find a way to have a separate function for solving X, because, for now, I don't know how to get access the discriminant returned within the generating functions. </text:p>
      <text:p text:style-name="Standard"/>
      <text:p text:style-name="Standard">But, I've found a way around this. <text:s/>And it might be better to have 2 displays for the purpose. </text:p>
      <text:p text:style-name="Standard"/>
      <text:p text:style-name="Standard">I could use the generate solution operation INSIDE of the functions that generate the coefficients and the discriminant, and then have the solutions hidden in the HTML display. <text:s/>I can then use the solution button to 'reveal' the solution that was already there in the first place. <text:s/>I just need to find a way to hid it. <text:s/>Maybe I can cover it with an element and when I press the button it changes the opacity of the element. Or maybe I can even change the opacity of the text within the display element so that it's revealed by the solution button <text:s/></text:p>
      <text:p text:style-name="Standard"/>
      <text:p text:style-name="Standard">Then later on I when I get the knowledge I can figure out how to actually integrate functions. <text:s/>That might not even be necessary after all. </text:p>
      <text:p text:style-name="Standard"><text:span text:style-name="T1">SOLUTION:</text:span> have put the quadratic formula in the function anyway and can display it in an text input box, but have it hidden in some way, and then use a button to reveal it with a JS function. </text:p>
      <text:p text:style-name="Standard"/>
      <text:p text:style-name="Standard"/>
      <text:p text:style-name="Standard">NEW PROBLEMS DISCOVERED:</text:p>
      <text:p text:style-name="Standard">So, I was working on one of the solutions ]; 4x^2 – 4x -1 <text:s text:c="2"/>and the answer was given as 'one solution, which was x= -8. <text:s/>So I'm trying to work it out and getting nowhere. </text:p>
      <text:p text:style-name="Standard">It looked like x=1/2, then I entered it into the formula and it was completely different, something like 2*2^(1/2)... </text:p>
      <text:p text:style-name="Standard">Then it after trying several times and getting weird numbers, it hit me. <text:s/>I tried to put x = -8 into the equation and nothing like zero was returned it was a negative number into the hundreds. So then I figured that I must have done something wrong in the calculation. <text:s/></text:p>
      <text:p text:style-name="Standard"/>
      <text:p text:style-name="Standard">That's when it hit me. <text:s/>The polarity I have in the equation, isn't actually the polarity of the numbers. <text:s/>So, although I had polarities written in the equation, my actual numbers were positive numbers because that's all the current function can return. <text:s/>I was looking at two negative numbers, the coefficient of x, -4, and the constant, -1. <text:s/>So I tried again, and still didn't get -8. BUT, my manual calculation came back as x = -(1/2) which is correct if all the coefficients are positive. <text:s/>This also means that somewhere along, my calculations are incorrect so I'll have to look at them again and perhaps use this formula as a guidepost. </text:p>
      <text:p text:style-name="Standard"/>
      <text:p text:style-name="Standard">NEXT STEPS: </text:p>
      <text:p text:style-name="Standard"/>
      <text:p text:style-name="Standard"><text:span text:style-name="T1">a) </text:span>Find a way to introduce negative numbers as well, and make sure that the polarities in the written equations actually match the polarities of the numbers returned. </text:p>
      <text:p text:style-name="Standard">We could use the polarity generators you created to dictate the polarities of the generated constants, and use the same generators to write the numbers into the paragraphs, which means you need another paragraph for the x^2 power too (but one that omits the plus sign when it is positive and only uses the negative sign for that particular power of x)..</text:p>
      <text:p text:style-name="P3">SOLUTION: Used the already existing functionality where I used random numbers 1-50 to return the negative sign and 51-100 to return the positive sign.</text:p>
      <text:p text:style-name="P3">In the part of the function where I dictated 'negative' should be passed to the paragraph (which indicates the polarity of the coefficient to the right of it), I also dictated that the coefficient should turn negative, for example, aN = -aN.... so the numbers will be positive otherwise, since only positive numbers are generated by the original functions. I also omitted the '+' for the first paragraph (for the x^2 coefficient) because you don't normally have the + sign to the left of the first left-most power of 'x'. </text:p>
      <text:p text:style-name="Standard"/>
      <text:p text:style-name="Standard"><text:span text:style-name="T1">b)</text:span> you still need to know how to use a button to reveal the solution inside the input element. <text:span text:style-name="T2">Ok, so found a function </text:span><text:span text:style-name="T4">input.class, textarea{ properties}</text:span></text:p>
      <text:p text:style-name="P2">the you put the class in after the dot and dictate which properties you want for the textarea, including background color.</text:p>
      <text:p text:style-name="P2">So I made the text color of the textarea the same as the background color which makes it invisible to sight. <text:s/>Then I hope to use the function button to change the color to a different color from the background so that text, now with a different color will be visible. <text:s/>Hopefully the JS function can do this. <text:s text:c="2"/></text:p>
      <text:p text:style-name="Standard">If you want your inputs to all have the same properties then you don't need to use the .class property; just use <text:span text:style-name="T4">input[type=”text”], textarea{properties}</text:span> and you'll achieve the same results across all inputs. Use the class method for specific inputs you want to be different. </text:p>
      <text:p text:style-name="Standard">The function you use is <text:span text:style-name="T5">docu.GEBId('identity').style.color =”whatever color you need”;</text:span></text:p>
      <text:p text:style-name="Standard"/>
      <text:p text:style-name="Standard"><text:span text:style-name="T1">c) </text:span>rewriting of the quadratic formula. <text:span text:style-name="T3">No need to rewrite it; you had it correct (the square root of the discriminant (minus b), all over 2a, so when there are two solutions, you use the negative of that. </text:span></text:p>
      <text:p text:style-name="P4"/>
      <text:p text:style-name="Standard"/>
      <text:p text:style-name="Standard"><text:span text:style-name="T1">d) </text:span>work out how to return only non-negative discriminants for the button that returns only equations that have 'real' solutions for 'x'.</text:p>
      <text:p text:style-name="P5">Done. Simply using the statement if (determinant &lt; 0 ){ rerun function()} works perfectly. </text:p>
      <text:p text:style-name="Standard"/>
      <text:p text:style-name="Standard"/>
      <text:p text:style-name="Standard"><text:span text:style-name="T1">e)</text:span> also need to reduce the decimals to 3 decimal places. <text:span text:style-name="T5">Done; using the variablename.toFixed property in JS</text:span></text:p>
      <text:p text:style-name="Standard"/>
      <text:p text:style-name="Standard">f) also need to add functionality to allow re-activation only after 'reset' button has been activated. </text:p>
      <text:p text:style-name="Standard">Only this one is left to deal with. Not sure how though. </text:p>
      <text:p text:style-name="Standard">SOLUTION: Did this by having a delayed page refresh system which I set up as a function inside 'show solution' button. Once activated you have a certain amount of time to view the answers then the page will refresh, so even if you were to press the generation buttons again, the page would refresh before you had the chance to take down the formula; but that still wouldn't solve the problem of the answers being displayed...</text:p>
      <text:p text:style-name="Standard"/>
      <text:p text:style-name="Standard">BOOM... just thought, maybe we could use the generation buttons to obscure the 'show solutions text'.</text:p>
      <text:p text:style-name="Standard">So the opposite of the 'show solution' function. </text:p>
      <text:p text:style-name="Standard"/>
      <text:p text:style-name="Standard">So I guess I could activate the function somehow: </text:p>
      <text:p text:style-name="Standard"/>
      <text:p text:style-name="Standard">here's the relevant part of the 'reveal solution' function which changes the text color:</text:p>
      <text:p text:style-name="P6"><text:s/>function revealSol(){</text:p>
      <text:p text:style-name="P6">document.getElementById("solution-el").style.color = "black";</text:p>
      <text:p text:style-name="P6">}</text:p>
      <text:p text:style-name="Standard"/>
      <text:p text:style-name="Standard"/>
      <text:p text:style-name="Standard"/>
      <text:p text:style-name="Standard">There is no reason why we couldn't use the property inside this function inside the two number generating functions to turn the colour of the text to that of the input background. <text:s/>So go get the background colour from style.css and then replace black with that color and paste the result into the generating functions. </text:p>
      <text:p text:style-name="Standard"/>
      <text:p text:style-name="Standard">Let's see what happens. And if it works then we won't need a timed reset. </text:p>
      <text:p text:style-name="Standard">And if we keep the above function for the reveal button, then whenever we obscure the view by hitting one of the random generator functions the screen will black out; a new set of results will 'appear' (but invisibly so) in the input field and we can then reveal it by pushing the show button again. </text:p>
      <text:p text:style-name="Standard"/>
      <text:p text:style-name="Standard">This is the color: </text:p>
      <text:p text:style-name="Standard"><text:span text:style-name="T6">color:rgb(220, 243, 247);</text:span></text:p>
      <text:p text:style-name="P6"/>
      <text:p text:style-name="Standard">and now we alter the command: </text:p>
      <text:p text:style-name="P6">document.getElementById("solution-el").style.color = "rgb(220, 243, 247)";</text:p>
      <text:p text:style-name="Standard"/>
      <text:p text:style-name="Standard">then paste that into the function and it 'should work. <text:s/>If it doesn't we might need to define things in a different way, such as below: </text:p>
      <text:p text:style-name="Standard"><text:span text:style-name="T6">let revealEl = document.getElementById("solution-el") </text:span></text:p>
      <text:p text:style-name="Standard"/>
      <text:p text:style-name="Standard">that would be outside of all the functions. Then inside the functions we might need to use :– <text:s text:c="2"/><text:span text:style-name="T6">revealelEl.style.color = "rgb(220, 243, 247)";</text:span></text:p>
      <text:p text:style-name="Standard"/>
      <text:p text:style-name="Standard">maybe this is better practice; I don't know. </text:p>
      <text:p text:style-name="Standard">Well, it definitely works; so you might want to see what 'best practice' is advised. </text:p>
      <text:p text:style-name="Standard">(looks like the latter is not required)</text:p>
      <text:p text:style-name="Standard"/>
      <text:p text:style-name="Standard">INTERESTING DELAYED FUNCTIONALITY</text:p>
      <text:p text:style-name="P6"><text:s/>function revealSol(){</text:p>
      <text:p text:style-name="P6"/>
      <text:p text:style-name="P6"><text:tab/>function myMessage() {</text:p>
      <text:p text:style-name="P6"><text:tab/>location.reload();}</text:p>
      <text:p text:style-name="P6">setTimeout(myMessage, 20000);</text:p>
      <text:p text:style-name="P6"/>
      <text:p text:style-name="P6">}</text:p>
      <text:p text:style-name="Standard"/>
      <text:p text:style-name="Standard">Within the revealSol() function, once the button is pressed this activate the myMessage() function. <text:s/></text:p>
      <text:p text:style-name="Standard">And outside of that you set the delay with the property setTimeout(function name, time (in milliseconds) ). <text:s/>Note that having the timeout set inside another function is not necessary but I did it because I wanted some parts of the function to activate immediately (such as showing the warning message) , so that had to be within a funcion of its own, but ouside of the myMessage function; otherwise your warning message would only appear right when the timeout happened and then the page would reload immediately. That's why when you first did this, you only saw the warning message for a fraction of a second. </text:p>
      <text:p text:style-name="Standard"/>
      <text:p text:style-name="Standard">This function is useful anyway, and maybe you want to add a countdown timer to it to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5-04T18:31:50.72</meta:creation-date>
    <dc:date>2022-05-13T19:55:40.55</dc:date>
    <meta:editing-duration>P2DT12H37M15S</meta:editing-duration>
    <meta:editing-cycles>55</meta:editing-cycles>
    <meta:generator>OpenOffice/4.1.11$Win32 OpenOffice.org_project/4111m1$Build-9808</meta:generator>
    <meta:document-statistic meta:table-count="0" meta:image-count="0" meta:object-count="0" meta:page-count="1" meta:paragraph-count="75" meta:word-count="1849" meta:character-count="10743"/>
  </office:meta>
</office:document-meta>
</file>